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6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John Johnson</text:p>
      <text:p text:style-name="P1">## System Test Pregnant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1V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Y” when prompted for information related to whether or not the patient is pregnant.</text:p>
      <text:p text:style-name="P1">8. Type “N” when prompted for information related to the need for vasopressor support.</text:p>
      <text:p text:style-name="P1">9. Type “100.0” when prompted for the patient’s heart rate.</text:p>
      <text:p text:style-name="P1">10. Type “1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34. Type “5” when prompted for the patient’s current Glasgow coma scale.</text:p>
      <text:p text:style-name="P1"/>
      <text:p text:style-name="P1">#Expected Result: PREGNANT_PAT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9:06.344100380</meta:creation-date>
    <dc:date>2020-11-17T21:09:27.668794358</dc:date>
    <meta:editing-duration>PT22S</meta:editing-duration>
    <meta:editing-cycles>1</meta:editing-cycles>
    <meta:document-statistic meta:table-count="0" meta:image-count="0" meta:object-count="0" meta:page-count="1" meta:paragraph-count="38" meta:word-count="489" meta:character-count="3024" meta:non-whitespace-character-count="2562"/>
    <meta:generator>LibreOffice/6.0.7.3$Linux_X86_64 LibreOffice_project/00m0$Build-3</meta:generator>
  </office:meta>
</office:document-meta>
</file>